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eeeeee" draw:textarea-horizontal-align="justify" draw:textarea-vertical-align="middle" draw:auto-grow-height="false" fo:min-height="0.91cm" fo:min-width="4.088cm" style:writing-mode="lr-tb" loext:decorative="false"/>
      <style:paragraph-properties style:writing-mode="lr-tb"/>
    </style:style>
    <style:style style:name="gr2" style:family="graphic" style:parent-style-name="objectwithoutfill">
      <style:graphic-properties draw:fill="none" draw:textarea-vertical-align="middle" loext:decorative="false"/>
    </style:style>
    <style:style style:name="gr3" style:family="graphic" style:parent-style-name="objectwithoutfill">
      <style:graphic-properties draw:marker-end="Arrowheads_20_2" draw:marker-end-width="0.3cm" draw:fill="none" draw:textarea-vertical-align="middle" loext:decorative="false"/>
    </style:style>
    <style:style style:name="gr4" style:family="graphic" style:parent-style-name="standard">
      <style:graphic-properties draw:fill="solid" draw:fill-color="#eeeeee" draw:textarea-horizontal-align="justify" draw:textarea-vertical-align="middle" draw:auto-grow-height="false" fo:min-height="1.2cm" fo:min-width="8.5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886cm" fo:min-width="7.923cm" loext:decorative="false"/>
      <style:paragraph-properties style:writing-mode="lr-tb"/>
    </style:style>
    <style:style style:name="P1" style:family="paragraph">
      <style:paragraph-properties fo:text-align="center"/>
      <style:text-properties fo:font-size="14pt" style:font-size-asian="14pt" style:font-size-complex="14pt"/>
    </style:style>
    <style:style style:name="P2" style:family="paragraph">
      <loext:graphic-properties draw:fill="solid" draw:fill-color="#eeeeee"/>
      <style:paragraph-properties fo:text-align="center" style:writing-mode="lr-tb"/>
      <style:text-properties fo:font-size="14pt" style:font-size-asian="14pt" style:font-size-complex="14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margin-left="0cm" fo:margin-right="0cm" fo:margin-top="0cm" fo:margin-bottom="0cm" fo:line-height="100%" fo:text-align="center" fo:text-indent="0cm"/>
    </style:style>
    <style:style style:name="P5" style:family="paragraph">
      <loext:graphic-properties draw:fill="solid" draw:fill-color="#eeeeee"/>
      <style:paragraph-properties fo:text-align="center"/>
      <style:text-properties fo:font-size="14pt" style:font-size-asian="14pt" style:font-size-complex="14pt"/>
    </style:style>
    <style:style style:name="P6" style:family="paragraph">
      <loext:graphic-properties draw:fill="none" draw:fill-color="#ffffff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6.488cm" svg:height="1.64cm" svg:x="3.085cm" svg:y="0.25cm">
          <text:p text:style-name="P1"><text:span text:style-name="T1">начало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2.75cm" svg:y1="2.75cm" svg:x2="13.5cm" svg:y2="2.75cm">
          <text:p/>
        </draw:line>
        <draw:line draw:style-name="gr2" draw:text-style-name="P3" draw:layer="layout" svg:x1="12.7cm" svg:y1="7cm" svg:x2="13.45cm" svg:y2="7cm">
          <text:p/>
        </draw:line>
        <draw:custom-shape draw:style-name="gr1" draw:text-style-name="P2" draw:layer="layout" svg:width="6.488cm" svg:height="1.64cm" svg:x="3cm" svg:y="7.76cm">
          <text:p text:style-name="P1"><text:span text:style-name="T1">конец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6.299cm" svg:y1="1.891cm" svg:x2="6.299cm" svg:y2="2.876cm">
          <text:p/>
        </draw:line>
        <draw:path draw:style-name="gr4" draw:text-style-name="P5" draw:layer="layout" svg:width="11.749cm" svg:height="3.849cm" svg:x="0.5cm" svg:y="2.9cm" svg:viewBox="0 0 11750 3850" svg:d="M0 3850v-3850h11750v3850zM653 132v3718zM11097 132v3718z">
          <text:p text:style-name="P4"><text:span text:style-name="T1">n:=input_int(1, INT_MAX)</text:span></text:p>
          <text:p text:style-name="P4"><text:span text:style-name="T1">square:=create_square(n)</text:span></text:p>
          <text:p text:style-name="P4"><text:span text:style-name="T1">print_square(n)</text:span></text:p>
        </draw:path>
        <draw:frame draw:style-name="gr5" draw:text-style-name="P6" draw:layer="layout" svg:width="8.423cm" svg:height="4.136cm" svg:x="12.75cm" svg:y="3.5cm">
          <draw:text-box>
            <text:p><text:span text:style-name="T1">Ввод порядка квадрата от 1 до </text:span></text:p>
            <text:p><text:span text:style-name="T1">INT_MAX</text:span></text:p>
            <text:p><text:span text:style-name="T1">Создание магического квадрата</text:span></text:p>
            <text:p><text:span text:style-name="T1">Вывод магического квадрата</text:span></text:p>
          </draw:text-box>
        </draw:frame>
        <draw:line draw:style-name="gr2" draw:text-style-name="P3" draw:layer="layout" svg:x1="12.75cm" svg:y1="2.75cm" svg:x2="12.75cm" svg:y2="7cm">
          <text:p/>
        </draw:line>
        <draw:line draw:style-name="gr3" draw:text-style-name="P3" draw:layer="layout" svg:x1="6.25cm" svg:y1="6.765cm" svg:x2="6.25cm" svg:y2="7.75cm">
          <text:p/>
        </draw:line>
      </draw:page>
      <draw:page draw:name="page2" draw:style-name="dp1" draw:master-page-name="Default"/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2" draw:display-name="Arrowheads 2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16T21:35:07.895452767</meta:creation-date>
    <dc:date>2025-10-31T23:51:36.753267412</dc:date>
    <meta:editing-duration>PT54M56S</meta:editing-duration>
    <meta:editing-cycles>10</meta:editing-cycles>
    <meta:generator>LibreOffice/25.2.7.2$Linux_X86_64 LibreOffice_project/520$Build-2</meta:generator>
    <meta:document-statistic meta:object-count="9"/>
  </office:meta>
</office:document-meta>
</file>